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ce style:name="StarSymbol" svg:font-family="StarSymbol"/>
    <style:font-face style:name="Tahoma1" svg:font-family="Tahoma"/>
    <style:font-face style:name="Times New Roman Tučná kurzíva" svg:font-family="'Times New Roman Tučná kurzíva'"/>
    <style:font-face style:name="Times New Roman Tučné" svg:font-family="'Times New Roman Tučné'"/>
    <style:font-face style:name="Times New Roman" svg:font-family="'Times New Roman'" style:font-family-generic="roman"/>
    <style:font-face style:name="Times New Roman1" svg:font-family="'Times New Roman'" style:font-family-generic="swiss"/>
    <style:font-face style:name="Times New Roman Tuèná kurzíva" svg:font-family="'Times New Roman Tuèná kurzíva'" style:font-family-generic="swiss"/>
    <style:font-face style:name="Times New Roman Tuèné" svg:font-family="'Times New Roman Tuèné'" style:font-family-generic="swiss"/>
    <style:font-face style:name="Times New Roman2"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alutation">
      <style:text-properties fo:color="#ff0000"/>
    </style:style>
    <style:style style:name="P2" style:family="paragraph" style:parent-style-name="Standard">
      <style:text-properties fo:font-weight="bold" style:font-weight-asian="bold" style:font-weight-complex="bold"/>
    </style:style>
    <style:style style:name="P3" style:family="paragraph" style:parent-style-name="Standard" style:list-style-name="L3"/>
    <style:style style:name="P4" style:family="paragraph" style:parent-style-name="Standard" style:list-style-name="L3"/>
    <style:style style:name="P5" style:family="paragraph" style:parent-style-name="Text_20_body" style:list-style-name="L4"/>
    <style:style style:name="P6" style:family="paragraph" style:parent-style-name="Text_20_body" style:list-style-name="L4"/>
    <style:style style:name="P7" style:family="paragraph" style:parent-style-name="Text_20_body" style:list-style-name="L4"/>
    <style:style style:name="P8" style:family="paragraph" style:parent-style-name="Text_20_body" style:list-style-name="L4"/>
    <style:style style:name="P9" style:family="paragraph" style:parent-style-name="Text_20_body" style:list-style-name="L4"/>
    <style:style style:name="T1" style:family="text">
      <style:text-properties style:font-name="Times New Roman" fo:font-size="12pt" style:font-name-asian="Times New Roman" style:font-size-asian="12pt" style:font-name-complex="Times New Roman" style:font-size-complex="12pt"/>
    </style:style>
    <style:style style:name="T2" style:family="text">
      <style:text-properties style:font-name="Times New Roman1" fo:font-size="12pt" style:font-name-asian="Times New Roman1" style:font-size-asian="12pt" style:font-name-complex="Times New Roman1" style:font-size-complex="12pt"/>
    </style:style>
    <style:style style:name="T3" style:family="text">
      <style:text-properties fo:font-size="12pt" style:font-size-asian="12pt" style:font-size-complex="12pt"/>
    </style:style>
    <style:style style:name="T4" style:family="text">
      <style:text-properties style:font-name="Times New Roman Tučné" fo:font-size="9.5pt" style:font-name-asian="Times New Roman Tučné" style:font-size-asian="9.5pt" style:font-name-complex="Times New Roman Tučné" style:font-size-complex="9.5pt"/>
    </style:style>
    <style:style style:name="T5" style:family="text">
      <style:text-properties style:font-name="Times New Roman Tučné" fo:font-size="12pt" style:font-name-asian="Times New Roman Tučné" style:font-size-asian="12pt" style:font-name-complex="Times New Roman Tučné" style:font-size-complex="12pt"/>
    </style:style>
    <style:style style:name="T6" style:family="text">
      <style:text-properties fo:font-size="9.5pt" style:font-size-asian="9.5pt" style:font-size-complex="9.5pt"/>
    </style:style>
    <style:style style:name="T7" style:family="text">
      <style:text-properties fo:font-variant="normal" fo:text-transform="none"/>
    </style:style>
    <style:style style:name="T8" style:family="text">
      <style:text-properties fo:font-weight="bol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omunikácia</text:p>
      <text:p text:style-name="Salutation">Samotný systém musí umožňovať komunikáciu dvoch základných pohľadoch:</text:p>
      <text:p text:style-name="Salutation">a.) fakulta – alumnus</text:p>
      <text:p text:style-name="Salutation">Tento komunikačný kanál je explicitne vytknutý v cieľoch systému. Bude spĺňať veľmi podstatnú úlohu pri udržaní kontaktu s absolventmi, ktorí už nenavštevujú aktívne školu, ale už sú umiestnení v praxi. Zo strany fakulty je vítané, ak by systém používali študenti už počas svojho štúdia. Týmto krokom by sa zabezpečila neprerušenosť v komunikácii fakulty so študentom resp, už absolventom. Počas štúdia by študent používal predovšetkým akademický informačný systém na konci štúdia by plynule prešiel k využívaniu ALUMNI. Smerom k fakulte by v ideálnom prípade mali pasívne prúdiť od absolventov informácie o ich umiestnení v praxi, zamestnaní, prípadne iné možné štatisticky zaujímavé informácie.</text:p>
      <text:p text:style-name="P1">/* Toto bude rozobrane skor v anketovom systeme</text:p>
      <text:p text:style-name="P1"><text:s/>Tieto údaje, by však fakulta nemala získavať iba pasívne, ale mala by mať možnosť aj aktívne vyvíjať tento druh komunikácie. Túto požiadavku na systém bude riešiť anketový modul, pomocou ktorého bude možné klásť otázky absolventom otázky podľa potreby. V ideálnom prípade by mal systém umožniť vybrať (ponúknuť) cieľovú skupinu, ktorá by reprezentovala štatisticky ekvivalentnú vzorku všetkých absolventov. Na tejto vybranej skupine by boli následne odoslané informácie o prebiehajúcej ankete spolu s linkom (anketový modul ALUMNI) na jej vyplnenie. Jednoznačnou výhodou je relatívne zmenšenie časovej a strojovej náročnosti na zozbieranie údajov od všetkých absolventov v porovnaní s reprezentatívnou vzorkou. Nevýhodou je problém určenie reprezentatívnej vzorky algorytmicky. Je to problém, ktorý je však do budúcnosti určite riešiteľný napr. pomocou sociálnych sietí. Nateraz bude systém poskytovať manuálnu možnosť výberu respondentov a formu ankety. Dostupne formy ankiet budú „s pozvanou účasťou“, to bude vtedy, keď iba pozvaný absolvent bude mať možnosť zúčastniť sa ankety. Druhá forma ankety bude „otvorená“ t. j. zúčastniť sa jej bude môcť akýkoľvek prihlásený absolvent.</text:p>
      <text:p text:style-name="P1">*/</text:p>
      <text:p text:style-name="Salutation"/>
      <text:p text:style-name="Salutation">b.) alumnus (fakulta) – alumnus</text:p>
      <text:p text:style-name="Salutation">Tento druh komunikácie je už implementovaný a bude plne prebraný z už implementovaného riešenia. Riešenie spočíva vo využití e-mailovej komunikácie. Tento druh komunikácie umožňuje vytvoriť okrem komunikácie typu 1:1 (komunikácia dvoch osôb navzájom) aj komunikáciu 1:N, keď je možné poslať správu viacerým osobám vopred určeným. Osobitným prípadom tohto riešenia sú emailové konferencie, kde je možná komunikácia viacerých osôb v skupine. Náš systém bude teda zakladať na tom to princípe, pričom rozšíri štandardnú komunikáciu o komunikáciu v skupinách. Tieto skupiny budú ako keby predstavovať e-mailové konferencie. V systém e budú existovať 3 typy skupín. Prvým typom budú globálne skupiny, do ktorých budú mať prístup všetci používatelia systému. Ďalším typom budú systémom prednastavené skupiny, ktoré bude možné meniť len administrátor systému. Typicky sa bude jednať o skupiny vytvorené podľa roku nástupu na fakultu Treťou skupinou budú skupiny vytvorené používateľmi. Tieto skupiny bude možné ľubovoľne vytvárať a pozývať do nich účastníkov systému. Používateľ systému bude teda môcť komunikovať buď formou privátnych správ alebo formou prispievania príspevkov do skupín. Pri posielaní privátnych správ bude možné určiť viacero príjemcov, prípadne aj skupín, do ktorých bude správa odoslaná.</text:p>
      <text:p text:style-name="Standard">Systém taktiež už umožňuje vyhľadávanie medzi používateľmi a existujúcimi</text:p>
      <text:p text:style-name="Standard">skupinami. V prípade konkrétnych používateľov systému je taktiež zabezpečená jednoduchá identifikácia používateľa. Toto je riešené formou spojenia</text:p>
      <text:p text:style-name="Standard">identifikátoru užívateľa s jeho menom. Jedným príkladom môže byť napríklad už aj</text:p>
      <text:p text:style-name="Standard">spomínaná e-mailová komunikácia. V tomto príklade sa príjemca skladá z dvoch častí "Janko Mrkvička &lt; jmrkvicka@posta.com &gt; ", pričom prvá časť slúži len na ľahšiu identifikáciu adresy. Keďže v našom prípade sa jedná o vnútornú komunikáciu formou <text:soft-page-break/>správ, je taktiež nutné informovať používateľa o tom, že dostal novú správu. Takáto notifikácia môže byť okrem štandardného zobrazovania nových správ v systéme zabezpečená aj možnosťou informovania používateľa e-mailovou správou na jeho nastavenú poštovú schránku.</text:p>
      <text:p text:style-name="Standard"/>
      <text:p text:style-name="Standard">Hráči komunikácie</text:p>
      <text:list text:style-name="L3">
        <text:list-item>
          <text:p text:style-name="P3">Alumnus: prihlásený používateľ, ktorý si môže prezerať vlastnú poštu, zasielať novú poštu vybraným ľudom, hľadať ľudí v systéme a vytvárať vlastné diskusné skupiny,do ktorých môže pozývať iných ľudí. </text:p>
        </text:list-item>
        <text:list-item>
          <text:p text:style-name="P3">Fakulta: vytvára, edituje a ruší systémové skupiny, do ktorých pridáva vybraných používateľov.</text:p>
        </text:list-item>
      </text:list>
      <text:p text:style-name="Standard"/>
      <text:p text:style-name="Standard"/>
      <text:p text:style-name="Standard">Prípady použitia:</text:p>
      <text:list text:style-name="L4">
        <text:list-item>
          <text:p text:style-name="P5">Odoslanie správy používateľovi: Alumnus vyplní názov a telo správy, následne vyberie adresáta správy a klikne odoslať. Systém ho informuje o úspešnosti odoslania správy.</text:p>
        </text:list-item>
        <text:list-item>
          <text:p text:style-name="P5">Hľadanie adresáta správy: Alumnus vyplní vstupný text hľadania a potvrdí hľadanie. Systém mu zobrazí používateľov, ktorí sa podobajú zadanému reťazcu.</text:p>
        </text:list-item>
        <text:list-item>
          <text:p text:style-name="P5">Odoslanie správy skupine: Alumnus vyplní meno a telo správy a ako adresáta vyberie názov skupiny a potvrdí odoslanie formulára. Systém mu následne ohlási úspešnosť odoslania správy skupine. </text:p>
        </text:list-item>
        <text:list-item>
          <text:p text:style-name="P5">Vytvorenie novej skupiny: Alumnus vyplní názov skupiny a odošle formulár. Po úspešnom vytvorení skupiny pridá do skupiny vybraných ľudí. Títo budú v systéme zobrazení ako neautorizovaní až pokiaľ sa neprihlásia a neakceptujú pozvánku. </text:p>
        </text:list-item>
        <text:list-item>
          <text:p text:style-name="P5">Pridanie nového používateľa do skupiny: Alumnus vyberie požadovanú skupiny a vyberie hľadať používateľa. Po zadaní vstupných parametrov systém zobrazí používateľov, ktorí vyhovejú týmto kritériám. Z toho zoznamu bude možné vybrať používateľov, ktorí majú byť pridaní do skupiny.</text:p>
        </text:list-item>
      </text:list>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StarSymbol" svg:font-family="StarSymbol"/>
    <style:font-face style:name="Tahoma1" svg:font-family="Tahoma"/>
    <style:font-face style:name="Times New Roman Tučná kurzíva" svg:font-family="'Times New Roman Tučná kurzíva'"/>
    <style:font-face style:name="Times New Roman Tučné" svg:font-family="'Times New Roman Tučné'"/>
    <style:font-face style:name="Times New Roman" svg:font-family="'Times New Roman'" style:font-family-generic="roman"/>
    <style:font-face style:name="Times New Roman1" svg:font-family="'Times New Roman'" style:font-family-generic="swiss"/>
    <style:font-face style:name="Times New Roman Tuèná kurzíva" svg:font-family="'Times New Roman Tuèná kurzíva'" style:font-family-generic="swiss"/>
    <style:font-face style:name="Times New Roman Tuèné" svg:font-family="'Times New Roman Tuèné'" style:font-family-generic="swiss"/>
    <style:font-face style:name="Times New Roman2"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sk" fo:country="SK"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Salutation" style:family="paragraph" style:parent-style-name="Standard" style:class="text">
      <style:paragraph-properties text:number-lines="false" text:line-number="0"/>
    </style:style>
    <style:style style:name="Heading_20_4" style:display-name="Heading 4" style:family="paragraph" style:parent-style-name="Title" style:next-style-name="Text_20_body" style:class="text" style:default-outline-level="4">
      <style:text-properties style:font-name="Times New Roman2" fo:font-size="12pt" fo:font-weight="bold" style:font-name-asian="Arial Unicode MS" style:font-size-asian="12pt" style:font-weight-asian="bold" style:font-name-complex="Tahoma" style:font-size-complex="12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editing-cycles>1</meta:editing-cycles>
    <meta:editing-duration>PT0S</meta:editing-duration>
    <meta:user-defined meta:name="Info 1"/>
    <meta:user-defined meta:name="Info 2"/>
    <meta:user-defined meta:name="Info 3"/>
    <meta:user-defined meta:name="Info 4"/>
    <meta:document-statistic meta:table-count="0" meta:image-count="0" meta:object-count="0" meta:page-count="2" meta:paragraph-count="22" meta:word-count="769" meta:character-count="5520"/>
  </office:meta>
</office:document-meta>
</file>